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Thundergod II" svg:font-family="'Thundergod II'" style:font-family-generic="system" style:font-pitch="variable"/>
  </office:font-face-decls>
  <office:automatic-styles>
    <style:style style:name="Table1" style:family="table">
      <style:table-properties style:width="6.1681in" fo:margin-left="0.75in" table:align="left"/>
    </style:style>
    <style:style style:name="Table1.A" style:family="table-column">
      <style:table-column-properties style:column-width="3.0819in"/>
    </style:style>
    <style:style style:name="Table1.B" style:family="table-column">
      <style:table-column-properties style:column-width="3.086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1542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/>
    </style:style>
    <style:style style:name="P4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hundergod II" fo:font-size="20pt" style:font-size-asian="20pt" style:font-size-complex="20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alibri" officeooo:paragraph-rsid="000314f9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" officeooo:paragraph-rsid="000762bf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libri" officeooo:paragraph-rsid="0008bc4e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officeooo:paragraph-rsid="000a70f1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alibri" officeooo:paragraph-rsid="000c110d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Calibri" officeooo:paragraph-rsid="000762bf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Calibri"/>
    </style:style>
    <style:style style:name="P15" style:family="paragraph" style:parent-style-name="Standard">
      <style:paragraph-properties fo:text-align="justify" style:justify-single-word="false"/>
      <style:text-properties style:font-name="Calibri" officeooo:paragraph-rsid="000762bf"/>
    </style:style>
    <style:style style:name="P16" style:family="paragraph" style:parent-style-name="Standard">
      <style:paragraph-properties fo:text-align="justify" style:justify-single-word="false"/>
      <style:text-properties style:font-name="Calibri" officeooo:paragraph-rsid="0008bc4e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Calibri" officeooo:paragraph-rsid="0008bc4e"/>
    </style:style>
    <style:style style:name="P18" style:family="paragraph" style:parent-style-name="Standard">
      <style:paragraph-properties fo:text-align="justify" style:justify-single-word="false"/>
      <style:text-properties style:font-name="Calibri" officeooo:paragraph-rsid="000c110d"/>
    </style:style>
    <style:style style:name="P19" style:family="paragraph" style:parent-style-name="Standard">
      <style:paragraph-properties fo:text-align="justify" style:justify-single-word="false"/>
      <style:text-properties style:font-name="Calibri" officeooo:paragraph-rsid="000ef8e3"/>
    </style:style>
    <style:style style:name="P20" style:family="paragraph" style:parent-style-name="Standard" style:list-style-name="L5">
      <style:text-properties style:font-name="Calibri"/>
    </style:style>
    <style:style style:name="P21" style:family="paragraph" style:parent-style-name="Standard">
      <style:paragraph-properties fo:text-align="center" style:justify-single-word="false"/>
      <style:text-properties style:font-name="Calibri" officeooo:paragraph-rsid="0008bc4e"/>
    </style:style>
    <style:style style:name="P22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style:font-name="Calibri" officeooo:paragraph-rsid="0008bc4e"/>
    </style:style>
    <style:style style:name="P23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  <style:text-properties style:font-name="Calibri" officeooo:paragraph-rsid="0008bc4e"/>
    </style:style>
    <style:style style:name="P24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Calibri" officeooo:paragraph-rsid="0008bc4e"/>
    </style:style>
    <style:style style:name="P25" style:family="paragraph" style:parent-style-name="Standard" style:list-style-name="L2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Calibri" officeooo:paragraph-rsid="000a70f1"/>
    </style:style>
    <style:style style:name="P26" style:family="paragraph" style:parent-style-name="Table_20_Contents">
      <style:paragraph-properties fo:text-align="center" style:justify-single-word="false"/>
      <style:text-properties style:font-name="Calibri" officeooo:paragraph-rsid="000c110d"/>
    </style:style>
    <style:style style:name="T1" style:family="text">
      <style:text-properties officeooo:rsid="000d351f"/>
    </style:style>
    <style:style style:name="T2" style:family="text">
      <style:text-properties officeooo:rsid="000e1c76"/>
    </style:style>
    <style:style style:name="T3" style:family="text">
      <style:text-properties officeooo:rsid="000ebcb6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ew CUBIES Game Version Guideline (J2ME)</text:p>
      <text:p text:style-name="Standard"/>
      <text:p text:style-name="P3">What You'll Need:</text:p>
      <text:list xml:id="list799928229" text:style-name="L1">
        <text:list-item>
          <text:p text:style-name="P7">Any Desktop / Laptop PC with a 32-Bit architecture of any version of Windows Operating System.</text:p>
        </text:list-item>
        <text:list-item>
          <text:p text:style-name="P7">Java Development Kit Versions 1.5 or 1.6 as J2ME (Java 2 Micro Edition) is a superset of J2SE (Java 2 Standard Edition). This means that all the features of the Java language are available in J2ME as well as the APIs.</text:p>
        </text:list-item>
        <text:list-item>
          <text:p text:style-name="P7">Sun Java Wireless Toolkit 2.5.2_01 for CLDC to use J2ME libraries and to compile the project itself.</text:p>
        </text:list-item>
        <text:list-item>
          <text:p text:style-name="P8">The Original CUBIES: A 2D Mobile Game (Version 1.1b)'s Folder as it is designed for DefaultColorPhone device in a normal screen.</text:p>
          <text:p text:style-name="P8">(NOTE: CUBIES II (Version 1.2) is available but it is not recommended for use as it is designed for MediaControlSkin device in a smaller screen)</text:p>
        </text:list-item>
        <text:list-item>
          <text:p text:style-name="P7">Notepad++ to modify some source code files.</text:p>
        </text:list-item>
        <text:list-item>
          <text:p text:style-name="P7">iTunes to convert original MP3 file into WAV file.</text:p>
        </text:list-item>
        <text:list-item>
          <text:p text:style-name="P7">Adobe Photoshop to edit images.</text:p>
        </text:list-item>
        <text:list-item>
          <text:p text:style-name="P7">Paint.NET to reduce the image file size.</text:p>
        </text:list-item>
      </text:list>
      <text:p text:style-name="P2"/>
      <text:p text:style-name="P2">Procedure:</text:p>
      <text:p text:style-name="P2"/>
      <text:list xml:id="list4033640232" text:style-name="L2">
        <text:list-item>
          <text:p text:style-name="P9">Updating Sound Elements via iTunes</text:p>
        </text:list-item>
      </text:list>
      <text:p text:style-name="P15"/>
      <text:p text:style-name="P15">Only the following WAV audio files must be changed to have a different feel for the new Cubies Game Version: Credit, GameOver, Intro, and Opening.</text:p>
      <text:p text:style-name="P15"/>
      <text:list xml:id="list852086335" text:style-name="L3">
        <text:list-item>
          <text:p text:style-name="P13">Open iTunes and go to Edit → Preferences... On the General Preferences screen, click Import Settings...</text:p>
        </text:list-item>
        <text:list-item>
          <text:p text:style-name="P13">On the Import Settings screen, select WAV Encoder from the Import Using listbox. Select Custom from the Setting listbox.</text:p>
        </text:list-item>
        <text:list-item>
          <text:p text:style-name="P13">A WAV Encoder screen appears, and select 8000 kHz, 16-bit, and Stereo from Sample Rate, Sample Size, and Channels listboxes respectively. Then click OK thrice.</text:p>
        </text:list-item>
        <text:list-item>
          <text:p text:style-name="P13">Go to File → Add File to Library and choose the WAV audio file in your directory.</text:p>
        </text:list-item>
        <text:list-item>
          <text:p text:style-name="P13">Select the MP3 file from the Library. Then go to File → Convert → Create WAV Version.</text:p>
        </text:list-item>
        <text:list-item>
          <text:p text:style-name="P13">Look for the newly created WAV audio file at C:\Users\Ronald Ong Dee\Music\iTunes\iTunes Media\Music\&lt;foldername&gt;\. <text:span text:style-name="T2">Make sure that the newly generated audio file is at most 100 KB.</text:span></text:p>
          <text:p text:style-name="P13"/>
        </text:list-item>
      </text:list>
      <text:list xml:id="list110405121758016" text:continue-list="list4033640232" text:style-name="L2">
        <text:list-item>
          <text:p text:style-name="P10">Change The Game Appearance via Adobe Photoshop</text:p>
        </text:list-item>
      </text:list>
      <text:p text:style-name="P16"/>
      <text:p text:style-name="P24">Open Adobe Photoshop and update the following:</text:p>
      <text:p text:style-name="P24"/>
      <text:list xml:id="list105757771277403" text:style-name="L2">
        <text:list-item>
          <text:list>
            <text:list-item>
              <text:p text:style-name="P10">Cube Designs</text:p>
            </text:list-item>
          </text:list>
        </text:list-item>
      </text:list>
      <text:p text:style-name="P16"/>
      <text:p text:style-name="P22">The following table represents the number and the Color Cube designation in the Cubies Game.</text:p>
      <text:p text:style-name="P2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1">Number</text:p>
          </table:table-cell>
          <table:table-cell table:style-name="Table1.A1" office:value-type="string">
            <text:p text:style-name="P21">Color</text:p>
          </table:table-cell>
        </table:table-row>
        <table:table-row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Red</text:p>
          </table:table-cell>
        </table:table-row>
        <table:table-row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Green</text:p>
          </table:table-cell>
        </table:table-row>
        <table:table-row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Blue</text:p>
          </table:table-cell>
        </table:table-row>
        <table:table-row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Yellow</text:p>
          </table:table-cell>
        </table:table-row>
        <table:table-row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Pink</text:p>
          </table:table-cell>
        </table:table-row>
        <table:table-row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Orange</text:p>
          </table:table-cell>
        </table:table-row>
        <table:table-row>
          <table:table-cell table:style-name="Table1.A1" office:value-type="string">
            <text:p text:style-name="P21">7</text:p>
          </table:table-cell>
          <table:table-cell table:style-name="Table1.A1" office:value-type="string">
            <text:p text:style-name="P21">Brown</text:p>
          </table:table-cell>
        </table:table-row>
        <table:table-row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21">Cyan</text:p>
          </table:table-cell>
        </table:table-row>
        <table:table-row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21">Sky Platform</text:p>
          </table:table-cell>
        </table:table-row>
      </table:table>
      <text:p text:style-name="P22"/>
      <text:list xml:id="list3346831739" text:style-name="L7">
        <text:list-item>
          <text:p text:style-name="P17">Each of the 8 Color Cube Animations (15 x 75 pixels) located in res\Game Animation folder must be edited to change the design of the Cube.</text:p>
        </text:list-item>
      </text:list>
      <text:p text:style-name="P23"/>
      <text:list xml:id="list110406140905365" text:continue-numbering="true" text:style-name="L7">
        <text:list-item>
          <text:p text:style-name="P17">Change the TiledCubes.png (45 x 45 pixels) located in res\Game State folder to change the Cube Design for all Levels of the Game.</text:p>
          <text:p text:style-name="P17"/>
        </text:list-item>
      </text:list>
      <text:list xml:id="list110404980326781" text:continue-list="list105757771277403" text:style-name="L2">
        <text:list-item>
          <text:list>
            <text:list-item>
              <text:p text:style-name="P10">Game Screens</text:p>
              <text:p text:style-name="P10"/>
            </text:list-item>
          </text:list>
        </text:list-item>
      </text:list>
      <text:p text:style-name="P24">The following .png files must be modified to change the look of the entire Game itself: Credits1, Credits2, Credits3, CubiesHighScores, CubiesInstructions, CubiesMainMenu, CubiesSettings, CubiesTitleScreen, GameBackground, and LoadingScreen.</text:p>
      <text:p text:style-name="P24"/>
      <text:list xml:id="list110406763759819" text:continue-list="list110405121758016" text:style-name="L2">
        <text:list-item>
          <text:p text:style-name="P11">Reduce the Image File Size via Paint.NET</text:p>
          <text:p text:style-name="P25"/>
          <text:p text:style-name="P25">Updated image files from Part B can further be reduced its size by saving it with Paint.NET and set the Bit Depth by 8-bit. <text:span text:style-name="T1">Make sure that each of these image files is at most 1 KB.</text:span></text:p>
          <text:p text:style-name="P25"/>
        </text:list-item>
        <text:list-item>
          <text:p text:style-name="P12">Modifying All Levels in the Source Code in Notepad++</text:p>
        </text:list-item>
      </text:list>
      <text:p text:style-name="P18"/>
      <text:p text:style-name="P18">Open Notepad++ and modify all 5 stages each from 3 difficulties located in the src folder namely CubiesEasyLv(X).java, CubiesNormalLv(X).java, and CubiesHardLv(X).java where X is from 1 to 5. The only thing that is needed to modity the way a stage is played is by editing the Cubies array from Lines 465 to 477 where 0 represents empty space, 1 to 8 represents each of the Color Cubes while 9 represents the Sky Platform.</text:p>
      <text:p text:style-name="P18"/>
      <text:p text:style-name="P18">The table below shows (M X N) in each level where M is the total number of cubes per color and N is the range of assigned Color Cubes. The product of (M X N) indicates the total number of Color Cubes to be eliminated in each Level.</text:p>
      <text:p text:style-name="P18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6">Difficulty</text:p>
          </table:table-cell>
          <table:table-cell table:style-name="Table2.A1" office:value-type="string">
            <text:p text:style-name="P26">Level 1</text:p>
          </table:table-cell>
          <table:table-cell table:style-name="Table2.A1" office:value-type="string">
            <text:p text:style-name="P26">Level 2</text:p>
          </table:table-cell>
          <table:table-cell table:style-name="Table2.A1" office:value-type="string">
            <text:p text:style-name="P26">Level 3</text:p>
          </table:table-cell>
          <table:table-cell table:style-name="Table2.A1" office:value-type="string">
            <text:p text:style-name="P26">Level 4</text:p>
          </table:table-cell>
          <table:table-cell table:style-name="Table2.F1" office:value-type="string">
            <text:p text:style-name="P26">Level 5</text:p>
          </table:table-cell>
        </table:table-row>
        <table:table-row>
          <table:table-cell table:style-name="Table2.A2" office:value-type="string">
            <text:p text:style-name="P26">Easy</text:p>
          </table:table-cell>
          <table:table-cell table:style-name="Table2.A2" office:value-type="string">
            <text:p text:style-name="P26">4 X 4</text:p>
          </table:table-cell>
          <table:table-cell table:style-name="Table2.A2" office:value-type="string">
            <text:p text:style-name="P26">5 X 4</text:p>
          </table:table-cell>
          <table:table-cell table:style-name="Table2.A2" office:value-type="string">
            <text:p text:style-name="P26">6 X 4</text:p>
          </table:table-cell>
          <table:table-cell table:style-name="Table2.A2" office:value-type="string">
            <text:p text:style-name="P26">7 X 4</text:p>
          </table:table-cell>
          <table:table-cell table:style-name="Table2.F2" office:value-type="string">
            <text:p text:style-name="P26">8 X 4</text:p>
          </table:table-cell>
        </table:table-row>
        <table:table-row>
          <table:table-cell table:style-name="Table2.A2" office:value-type="string">
            <text:p text:style-name="P26">Normal</text:p>
          </table:table-cell>
          <table:table-cell table:style-name="Table2.A2" office:value-type="string">
            <text:p text:style-name="P26">4 X 4</text:p>
          </table:table-cell>
          <table:table-cell table:style-name="Table2.A2" office:value-type="string">
            <text:p text:style-name="P26">5 X 4</text:p>
          </table:table-cell>
          <table:table-cell table:style-name="Table2.A2" office:value-type="string">
            <text:p text:style-name="P26">6 X 5</text:p>
          </table:table-cell>
          <table:table-cell table:style-name="Table2.A2" office:value-type="string">
            <text:p text:style-name="P26">7 X 5</text:p>
          </table:table-cell>
          <table:table-cell table:style-name="Table2.F2" office:value-type="string">
            <text:p text:style-name="P26">8 X 6</text:p>
          </table:table-cell>
        </table:table-row>
        <table:table-row>
          <table:table-cell table:style-name="Table2.A2" office:value-type="string">
            <text:p text:style-name="P26">Hard</text:p>
          </table:table-cell>
          <table:table-cell table:style-name="Table2.A2" office:value-type="string">
            <text:p text:style-name="P26">4 X 4</text:p>
          </table:table-cell>
          <table:table-cell table:style-name="Table2.A2" office:value-type="string">
            <text:p text:style-name="P26">5 X 5</text:p>
          </table:table-cell>
          <table:table-cell table:style-name="Table2.A2" office:value-type="string">
            <text:p text:style-name="P26">6 X 6</text:p>
          </table:table-cell>
          <table:table-cell table:style-name="Table2.A2" office:value-type="string">
            <text:p text:style-name="P26">7 X 7</text:p>
          </table:table-cell>
          <table:table-cell table:style-name="Table2.F2" office:value-type="string">
            <text:p text:style-name="P26">8 X 8</text:p>
          </table:table-cell>
        </table:table-row>
      </table:table>
      <text:p text:style-name="P18"/>
      <text:list xml:id="list110406872081191" text:continue-numbering="true" text:style-name="L2">
        <text:list-item>
          <text:p text:style-name="P12"><text:soft-page-break/>Building the New CUBIES Game Version through Sun Java Wireless Toolkit</text:p>
        </text:list-item>
      </text:list>
      <text:p text:style-name="P4"/>
      <text:p text:style-name="P2">1. Make sure that the Java Development Kit as well as Sun Java Wireless Toolkit are installed in the 32-bit OS in any Desktop / Laptop PC being used, open Sun Java Wireless Toolkit.</text:p>
      <text:p text:style-name="P2">2. Go to File → New Project ... or simply click New Project … from the toolbar. On the New Project dialog box, type the following:</text:p>
      <text:list xml:id="list3401550492" text:style-name="L5">
        <text:list-item>
          <text:p text:style-name="P20">Project Name: CUBIES [Roman Number] (Version 1.x)</text:p>
        </text:list-item>
        <text:list-item>
          <text:p text:style-name="P20">MIDlet Class Name: CubiesMain (NOTE: This is the first class to start the Application.)</text:p>
        </text:list-item>
      </text:list>
      <text:p text:style-name="P3">3. On the newly created CUBIES Project folder go to C:\Users\&lt;username&gt;\j2mewtk\2.5.2\apps\&lt;CUBIES_Project_Name&gt;\. (NOTE: Don't use the path C:\WTK2.5.2_01\apps\ to paste the contents of the Original CUBIES A 2D Mobile Game folder.)</text:p>
      <text:p text:style-name="P3">4. Open another folder where the Original CUBIES A 2D Mobile Game is located. Copy all contents within that folder and paste it to the folder in Step 4.</text:p>
      <text:p text:style-name="P3">5. Overwrite all assets located at res folder to change both sound <text:span text:style-name="T3">and image </text:span>elements from Part<text:span text:style-name="T3">s</text:span> A <text:span text:style-name="T3">and B</text:span>.</text:p>
      <text:p text:style-name="P3">6. Back to Sun Java Wireless Toolkit, go to Project → Settings … or simply click Settings … from the Toolbar. Then do the following:</text:p>
      <text:list xml:id="list330384294" text:style-name="L6">
        <text:list-item>
          <text:p text:style-name="P14">Click Optional and type the fields for MIDlet-Description and MIDlet-Icon.</text:p>
        </text:list-item>
        <text:list-item>
          <text:p text:style-name="P14">Click MIDlets and then select MIDlet-1 and click Edit. On the Icon textbox, type /icons/SuperCube.png so that when launching this mobile application, the Cubies / Super Cube logo appears to the left of the project's title when it is launched.</text:p>
        </text:list-item>
      </text:list>
      <text:p text:style-name="P3">7. From the toolbar, click Build and then Run. It creates a .JAD file and MANIFEST.MF in the bin folder.</text:p>
      <text:p text:style-name="P19">8. Test the New CUBIES Version mobile application if it works properly. Make sure that the final .JAR file is at most 1 MB or less for the final .JAD file to work properly.</text:p>
      <text:p text:style-name="P3">9. If Step 8 is false, repeat previous steps as necessary. Otherwise go to Project → Package → Create Package to create a corresponding .JAR file to the bin folder. And with that, the New CUBIES Game Version is complete. </text:p>
      <text:p text:style-name="P2"/>
      <text:p text:style-name="Standard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Thundergod II" svg:font-family="'Thundergod I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title/>
    <meta:creation-date>2020-06-14T22:33:00Z</meta:creation-date>
    <dc:date>2020-06-19T11:04:04.482000000</dc:date>
    <meta:editing-cycles>95</meta:editing-cycles>
    <meta:editing-duration>PT2H27M48S</meta:editing-duration>
    <meta:document-statistic meta:table-count="2" meta:image-count="0" meta:object-count="0" meta:page-count="3" meta:paragraph-count="94" meta:word-count="1041" meta:character-count="5661" meta:non-whitespace-character-count="473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